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499" officeooo:paragraph-rsid="00164499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weight="normal" officeooo:rsid="00191fc0" officeooo:paragraph-rsid="00191fc0" style:font-weight-asian="normal" style:font-weight-complex="normal"/>
    </style:style>
    <style:style style:name="P5" style:family="paragraph" style:parent-style-name="Standard">
      <style:text-properties fo:font-weight="normal" officeooo:paragraph-rsid="00164499" style:font-weight-asian="normal" style:font-weight-complex="normal"/>
    </style:style>
    <style:style style:name="P6" style:family="paragraph" style:parent-style-name="Standard">
      <style:text-properties fo:font-weight="normal" officeooo:rsid="00164499" officeooo:paragraph-rsid="00164499" style:font-weight-asian="normal" style:font-weight-complex="normal"/>
    </style:style>
    <style:style style:name="P7" style:family="paragraph" style:parent-style-name="Standard">
      <style:text-properties fo:font-weight="bold" officeooo:paragraph-rsid="00164499" style:font-weight-asian="bold" style:font-weight-complex="bold"/>
    </style:style>
    <style:style style:name="P8" style:family="paragraph" style:parent-style-name="Standard">
      <style:text-properties fo:font-weight="bold" officeooo:rsid="00191fc0" officeooo:paragraph-rsid="00191fc0" fo:background-color="#ffff00" style:font-weight-asian="bold" style:font-weight-complex="bold"/>
    </style:style>
    <style:style style:name="T1" style:family="text">
      <style:text-properties officeooo:rsid="00159337"/>
    </style:style>
    <style:style style:name="T2" style:family="text">
      <style:text-properties officeooo:rsid="0016449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1fc0" style:font-weight-asian="bold" style:font-weight-complex="bold"/>
    </style:style>
    <style:style style:name="T5" style:family="text">
      <style:text-properties officeooo:rsid="00191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S 140U – Intro to Unix/Linux</text:p>
      <text:p text:style-name="P2">Lab <text:span text:style-name="T1">9</text:span> – <text:span text:style-name="T1">Kernels and Hardware</text:span></text:p>
      <text:p text:style-name="P3"/>
      <text:p text:style-name="P7"><text:span text:style-name="T2">Part 1 – Viewing Hardware (2 points)</text:span></text:p>
      <text:p text:style-name="P4">It is important to know what hardware is on your machine if you decide you want to build your own kernel. <text:s/>Ideally, you would have all hardware on your system built into the kernel and not built as modules. <text:s/>Use the lsusb and lspci commands to show what hardware your system has. <text:s/>Take a screen print of each command and paste the screen prints below.</text:p>
      <text:p text:style-name="P4"/>
      <text:p text:style-name="P8">&lt;Replace with screen print showing lsusb output (1 point)&gt;</text:p>
      <text:p text:style-name="P4"/>
      <text:p text:style-name="P8">&lt;Replace with screen print showing lspci output (1 point)&gt;</text:p>
      <text:p text:style-name="P6"/>
      <text:p text:style-name="P1">Part <text:span text:style-name="T5">2</text:span> – Kernel Modules <text:span text:style-name="T5">(1 point)</text:span></text:p>
      <text:p text:style-name="P4">Your virtual machine already has a kernel and kernel modules. <text:s/>You can see which kernel modules your system is currently using with the <text:span text:style-name="T3">lsmod</text:span> command.</text:p>
      <text:p text:style-name="P4">Use the lsmod command to display the currently running kernel modules. <text:s/>Take a screen print showing that you ran the command. <text:s/>Paste the results from the command below.</text:p>
      <text:p text:style-name="P4"/>
      <text:p text:style-name="P8">&lt;Replace with screen print showing lsmod modules (1 point)&gt;</text:p>
      <text:p text:style-name="P6"/>
      <text:p text:style-name="P1">Part <text:span text:style-name="T5">3</text:span> – Building Kernels <text:span text:style-name="T5">(7 points)</text:span></text:p>
      <text:p text:style-name="P4">Use instructions in your textbook to build a vanilla kernel. <text:s/>You do not need to install the kernel, just build it. <text:s/>After you have built your kernel, take a screen print to prove that you built the kernel. <text:s/>Paste the screen print below.</text:p>
      <text:p text:style-name="P4"/>
      <text:p text:style-name="P8">&lt;Replace with screen print showing that you built a Linux kernel (4 points)&gt;</text:p>
      <text:p text:style-name="P5"/>
      <text:p text:style-name="P4">Build your kernel modules. <text:s/>Take a screen print showing that you build the kernel modules. <text:s/>Paste the screen print below.</text:p>
      <text:p text:style-name="P4"/>
      <text:p text:style-name="P8">&lt;Replace with screen print showing that you built the kernel modules (3 points)&gt;</text:p>
      <text:p text:style-name="P5"/>
      <text:p text:style-name="Standard"><text:span text:style-name="T3">Part </text:span><text:span text:style-name="T4">4</text:span><text:span text:style-name="T3"> – Upload to Moodle</text:span></text:p>
      <text:p text:style-name="Standard">Make sure this document has been completed. <text:s/>Once you are sure this document has been completed, make sure the document is saved. <text:s/>After you are sure the document has been saved, make sure you know which document you have saved and know how to navigate to it using your host operating system. <text:s/>Upload this document to Moodle. <text:s/>You will lose points if you upload an incorrect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5-11-21T23:53:15.634000000</dc:date>
    <meta:editing-duration>PT4H13M23S</meta:editing-duration>
    <meta:editing-cycles>16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17" meta:word-count="334" meta:character-count="1930" meta:non-whitespace-character-count="1592"/>
  </office:meta>
</office:document-meta>
</file>